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1057" calcext:value-type="float">
            <text:p>0,01057</text:p>
          </table:table-cell>
          <table:table-cell/>
          <table:table-cell table:formula="of:=[.B1]" office:value-type="float" office:value="0.01057" calcext:value-type="float">
            <text:p>0,01057</text:p>
          </table:table-cell>
          <table:table-cell table:formula="of:=[.B2]" office:value-type="float" office:value="0.00032" calcext:value-type="float">
            <text:p>0,00032</text:p>
          </table:table-cell>
          <table:table-cell table:formula="of:=[.B3]" office:value-type="float" office:value="0.010902" calcext:value-type="float">
            <text:p>0,01090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2" calcext:value-type="float">
            <text:p>0,00032</text:p>
          </table:table-cell>
          <table:table-cell/>
          <table:table-cell table:formula="of:=[.B5]" office:value-type="float" office:value="0.009557" calcext:value-type="float">
            <text:p>0,009557</text:p>
          </table:table-cell>
          <table:table-cell table:formula="of:=[.B6]" office:value-type="float" office:value="0.000288" calcext:value-type="float">
            <text:p>0,000288</text:p>
          </table:table-cell>
          <table:table-cell table:formula="of:=[.B7]" office:value-type="float" office:value="0.009859" calcext:value-type="float">
            <text:p>0,00985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0902" calcext:value-type="float">
            <text:p>0,010902</text:p>
          </table:table-cell>
          <table:table-cell/>
          <table:table-cell table:formula="of:=[.B9]" office:value-type="float" office:value="0.012052" calcext:value-type="float">
            <text:p>0,012052</text:p>
          </table:table-cell>
          <table:table-cell table:formula="of:=[.B10]" office:value-type="float" office:value="0.000193" calcext:value-type="float">
            <text:p>0,000193</text:p>
          </table:table-cell>
          <table:table-cell table:formula="of:=[.B11]" office:value-type="float" office:value="0.012254" calcext:value-type="float">
            <text:p>0,012254</text:p>
          </table:table-cell>
        </table:table-row>
        <table:table-row table:style-name="ro1">
          <table:table-cell table:number-columns-repeated="3"/>
          <table:table-cell table:formula="of:=[.B13]" office:value-type="float" office:value="0.01735" calcext:value-type="float">
            <text:p>0,01735</text:p>
          </table:table-cell>
          <table:table-cell table:formula="of:=[.B14]" office:value-type="float" office:value="0.000212" calcext:value-type="float">
            <text:p>0,000212</text:p>
          </table:table-cell>
          <table:table-cell table:formula="of:=[.B15]" office:value-type="float" office:value="0.017574" calcext:value-type="float">
            <text:p>0,01757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9557" calcext:value-type="float">
            <text:p>0,009557</text:p>
          </table:table-cell>
          <table:table-cell/>
          <table:table-cell table:formula="of:=[.B17]" office:value-type="float" office:value="0.011848" calcext:value-type="float">
            <text:p>0,011848</text:p>
          </table:table-cell>
          <table:table-cell table:formula="of:=[.B18]" office:value-type="float" office:value="0.000252" calcext:value-type="float">
            <text:p>0,000252</text:p>
          </table:table-cell>
          <table:table-cell table:formula="of:=[.B19]" office:value-type="float" office:value="0.012112" calcext:value-type="float">
            <text:p>0,01211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88" calcext:value-type="float">
            <text:p>0,000288</text:p>
          </table:table-cell>
          <table:table-cell/>
          <table:table-cell table:formula="of:=[.B21]" office:value-type="float" office:value="0.009238" calcext:value-type="float">
            <text:p>0,009238</text:p>
          </table:table-cell>
          <table:table-cell table:formula="of:=[.B22]" office:value-type="float" office:value="0.003672" calcext:value-type="float">
            <text:p>0,003672</text:p>
          </table:table-cell>
          <table:table-cell table:formula="of:=[.B23]" office:value-type="float" office:value="0.012989" calcext:value-type="float">
            <text:p>0,0129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9859" calcext:value-type="float">
            <text:p>0,009859</text:p>
          </table:table-cell>
          <table:table-cell/>
          <table:table-cell table:formula="of:=[.B25]" office:value-type="float" office:value="0.029687" calcext:value-type="float">
            <text:p>0,029687</text:p>
          </table:table-cell>
          <table:table-cell table:formula="of:=[.B26]" office:value-type="float" office:value="0.000186" calcext:value-type="float">
            <text:p>0,000186</text:p>
          </table:table-cell>
          <table:table-cell table:formula="of:=[.B27]" office:value-type="float" office:value="0.029885" calcext:value-type="float">
            <text:p>0,029885</text:p>
          </table:table-cell>
        </table:table-row>
        <table:table-row table:style-name="ro1">
          <table:table-cell table:number-columns-repeated="3"/>
          <table:table-cell table:formula="of:=[.B29]" office:value-type="float" office:value="0.032247" calcext:value-type="float">
            <text:p>0,032247</text:p>
          </table:table-cell>
          <table:table-cell table:formula="of:=[.B30]" office:value-type="float" office:value="0.000217" calcext:value-type="float">
            <text:p>0,000217</text:p>
          </table:table-cell>
          <table:table-cell table:formula="of:=[.B31]" office:value-type="float" office:value="0.032483" calcext:value-type="float">
            <text:p>0,032483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2052" calcext:value-type="float">
            <text:p>0,012052</text:p>
          </table:table-cell>
          <table:table-cell/>
          <table:table-cell table:formula="of:=[.B33]" office:value-type="float" office:value="0.003627" calcext:value-type="float">
            <text:p>0,003627</text:p>
          </table:table-cell>
          <table:table-cell table:formula="of:=[.B34]" office:value-type="float" office:value="0.000186" calcext:value-type="float">
            <text:p>0,000186</text:p>
          </table:table-cell>
          <table:table-cell table:formula="of:=[.B35]" office:value-type="float" office:value="0.003834" calcext:value-type="float">
            <text:p>0,00383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3" calcext:value-type="float">
            <text:p>0,000193</text:p>
          </table:table-cell>
          <table:table-cell/>
          <table:table-cell table:formula="of:=[.B37]" office:value-type="float" office:value="0.017538" calcext:value-type="float">
            <text:p>0,017538</text:p>
          </table:table-cell>
          <table:table-cell table:formula="of:=[.B38]" office:value-type="float" office:value="0.0002" calcext:value-type="float">
            <text:p>0,0002</text:p>
          </table:table-cell>
          <table:table-cell table:formula="of:=[.B39]" office:value-type="float" office:value="0.01775" calcext:value-type="float">
            <text:p>0,017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2254" calcext:value-type="float">
            <text:p>0,012254</text:p>
          </table:table-cell>
          <table:table-cell/>
          <table:table-cell table:formula="of:=[.B41]" office:value-type="float" office:value="0.003573" calcext:value-type="float">
            <text:p>0,003573</text:p>
          </table:table-cell>
          <table:table-cell table:formula="of:=[.B42]" office:value-type="float" office:value="0.00018" calcext:value-type="float">
            <text:p>0,00018</text:p>
          </table:table-cell>
          <table:table-cell table:formula="of:=[.B43]" office:value-type="float" office:value="0.003764" calcext:value-type="float">
            <text:p>0,0037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735" calcext:value-type="float">
            <text:p>0,01735</text:p>
          </table:table-cell>
          <table:table-cell/>
          <table:table-cell table:formula="of:=SMALL([.D$1:.D$11];1)" office:value-type="float" office:value="0.003573" calcext:value-type="float">
            <text:p>0,003573</text:p>
          </table:table-cell>
          <table:table-cell table:formula="of:=SMALL([.E$1:.E$11];1)" office:value-type="float" office:value="0.00018" calcext:value-type="float">
            <text:p>0,00018</text:p>
          </table:table-cell>
          <table:table-cell table:formula="of:=SMALL([.F$1:.F$11];1)" office:value-type="float" office:value="0.003764" calcext:value-type="float">
            <text:p>0,00376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12" calcext:value-type="float">
            <text:p>0,000212</text:p>
          </table:table-cell>
          <table:table-cell/>
          <table:table-cell table:formula="of:=SMALL([.D$1:.D$11];2)" office:value-type="float" office:value="0.003627" calcext:value-type="float">
            <text:p>0,003627</text:p>
          </table:table-cell>
          <table:table-cell table:formula="of:=SMALL([.E$1:.E$11];2)" office:value-type="float" office:value="0.000186" calcext:value-type="float">
            <text:p>0,000186</text:p>
          </table:table-cell>
          <table:table-cell table:formula="of:=SMALL([.F$1:.F$11];2)" office:value-type="float" office:value="0.003834" calcext:value-type="float">
            <text:p>0,00383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7574" calcext:value-type="float">
            <text:p>0,017574</text:p>
          </table:table-cell>
          <table:table-cell/>
          <table:table-cell table:formula="of:=SMALL([.D$1:.D$11];3)" office:value-type="float" office:value="0.009238" calcext:value-type="float">
            <text:p>0,009238</text:p>
          </table:table-cell>
          <table:table-cell table:formula="of:=SMALL([.E$1:.E$11];3)" office:value-type="float" office:value="0.000186" calcext:value-type="float">
            <text:p>0,000186</text:p>
          </table:table-cell>
          <table:table-cell table:formula="of:=SMALL([.F$1:.F$11];3)" office:value-type="float" office:value="0.009859" calcext:value-type="float">
            <text:p>0,009859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09557" calcext:value-type="float">
            <text:p>0,009557</text:p>
          </table:table-cell>
          <table:table-cell table:formula="of:=SMALL([.E$1:.E$11];4)" office:value-type="float" office:value="0.000193" calcext:value-type="float">
            <text:p>0,000193</text:p>
          </table:table-cell>
          <table:table-cell table:formula="of:=SMALL([.F$1:.F$11];4)" office:value-type="float" office:value="0.010902" calcext:value-type="float">
            <text:p>0,01090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1848" calcext:value-type="float">
            <text:p>0,011848</text:p>
          </table:table-cell>
          <table:table-cell/>
          <table:table-cell table:formula="of:=SMALL([.D$1:.D$11];5)" office:value-type="float" office:value="0.01057" calcext:value-type="float">
            <text:p>0,01057</text:p>
          </table:table-cell>
          <table:table-cell table:formula="of:=SMALL([.E$1:.E$11];5)" office:value-type="float" office:value="0.0002" calcext:value-type="float">
            <text:p>0,0002</text:p>
          </table:table-cell>
          <table:table-cell table:formula="of:=SMALL([.F$1:.F$11];5)" office:value-type="float" office:value="0.012112" calcext:value-type="float">
            <text:p>0,01211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52" calcext:value-type="float">
            <text:p>0,000252</text:p>
          </table:table-cell>
          <table:table-cell/>
          <table:table-cell table:formula="of:=AVERAGE([.D13:.D17])" office:value-type="float" office:value="0.007313" calcext:value-type="float">
            <text:p>0,007313</text:p>
          </table:table-cell>
          <table:table-cell table:formula="of:=AVERAGE([.E13:.E17])" office:value-type="float" office:value="0.000189" calcext:value-type="float">
            <text:p>0,000189</text:p>
          </table:table-cell>
          <table:table-cell table:formula="of:=AVERAGE([.F13:.F17])" office:value-type="float" office:value="0.0080942" calcext:value-type="float">
            <text:p>0,00809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2112" calcext:value-type="float">
            <text:p>0,0121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9238" calcext:value-type="float">
            <text:p>0,009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3672" calcext:value-type="float">
            <text:p>0,003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2989" calcext:value-type="float">
            <text:p>0,01298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9687" calcext:value-type="float">
            <text:p>0,029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86" calcext:value-type="float">
            <text:p>0,000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9885" calcext:value-type="float">
            <text:p>0,02988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32247" calcext:value-type="float">
            <text:p>0,032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17" calcext:value-type="float">
            <text:p>0,000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32483" calcext:value-type="float">
            <text:p>0,03248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3627" calcext:value-type="float">
            <text:p>0,003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86" calcext:value-type="float">
            <text:p>0,000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3834" calcext:value-type="float">
            <text:p>0,0038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7538" calcext:value-type="float">
            <text:p>0,017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" calcext:value-type="float">
            <text:p>0,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775" calcext:value-type="float">
            <text:p>0,0177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3573" calcext:value-type="float">
            <text:p>0,003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8" calcext:value-type="float">
            <text:p>0,00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3764" calcext:value-type="float">
            <text:p>0,00376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3675" calcext:value-type="float">
            <text:p>0,003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5" calcext:value-type="float">
            <text:p>0,000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3921" calcext:value-type="float">
            <text:p>0,0039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7259" calcext:value-type="float">
            <text:p>0,017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" calcext:value-type="float">
            <text:p>0,00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7458" calcext:value-type="float">
            <text:p>0,01745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4837" calcext:value-type="float">
            <text:p>0,024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7" calcext:value-type="float">
            <text:p>0,00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5019" calcext:value-type="float">
            <text:p>0,02501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6261" calcext:value-type="float">
            <text:p>0,026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6" calcext:value-type="float">
            <text:p>0,00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6556" calcext:value-type="float">
            <text:p>0,026556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156249285714286" calcext:value-type="float">
            <text:p>0,015624928571429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460071428571429" calcext:value-type="float">
            <text:p>0,000460071428571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161041428571429" calcext:value-type="float">
            <text:p>0,0161041428571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5:53.3008396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5:56.106359848</dc:date>
    <meta:editing-duration>PT16M46S</meta:editing-duration>
    <meta:editing-cycles>17</meta:editing-cycles>
    <meta:generator>LibreOffice/6.2.5.2$Linux_X86_64 LibreOffice_project/20$Build-2</meta:generator>
    <meta:document-statistic meta:table-count="1" meta:cell-count="144" meta:object-count="0"/>
  </office:meta>
</office:document-meta>
</file>